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draw:fill="hatch" draw:fill-hatch-name="Black_20_45_20_Degrees" draw:opacity="100%" draw:textarea-horizontal-align="justify" draw:textarea-vertical-align="middle" draw:auto-grow-height="false" fo:min-height="0.377cm" fo:min-width="23.507cm"/>
    </style:style>
    <style:style style:name="gr3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349cm"/>
    </style:style>
    <style:style style:name="gr4" style:family="graphic" style:parent-style-name="standard">
      <style:graphic-properties draw:stroke="none" svg:stroke-width="0.035cm" svg:stroke-color="#ed1c24" draw:marker-start-width="0.252cm" draw:marker-end-width="0.252cm" draw:fill="none" draw:fill-color="#ffffff" draw:textarea-horizontal-align="justify" draw:textarea-vertical-align="middle" draw:auto-grow-height="false" fo:min-height="0.498cm" fo:min-width="2.23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514cm"/>
    </style:style>
    <style:style style:name="gr6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98cm" fo:min-width="4.5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739eff" draw:marker-start="Arrow" draw:marker-start-width="0.352cm" draw:marker-end="Circle" draw:marker-end-width="0.352cm" draw:fill-color="#65a5e9" draw:textarea-vertical-align="middle" fo:padding-top="0.017cm" fo:padding-bottom="0.017cm" fo:padding-left="-0.034cm" fo:padding-right="-0.034cm"/>
    </style:style>
    <style:style style:name="gr9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182cm"/>
    </style:style>
    <style:style style:name="gr10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056cm"/>
    </style:style>
    <style:style style:name="gr11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1.395cm"/>
    </style:style>
    <style:style style:name="gr12" style:family="graphic" style:parent-style-name="standard">
      <style:graphic-properties draw:stroke="none" draw:fill-color="#739eff" draw:opacity="100%" draw:textarea-horizontal-align="justify" draw:textarea-vertical-align="middle" draw:auto-grow-height="false" fo:min-height="0.535cm" fo:min-width="2.175cm"/>
    </style:style>
    <style:style style:name="gr13" style:family="graphic" style:parent-style-name="standard">
      <style:graphic-properties draw:textarea-horizontal-align="justify" draw:textarea-vertical-align="middle" draw:auto-grow-height="false" fo:min-height="0.558cm" fo:min-width="1.663cm"/>
    </style:style>
    <style:style style:name="gr14" style:family="graphic" style:parent-style-name="standard">
      <style:graphic-properties draw:textarea-horizontal-align="justify" draw:textarea-vertical-align="middle" draw:auto-grow-height="false" fo:min-height="0.559cm" fo:min-width="0.55cm"/>
    </style:style>
    <style:style style:name="gr15" style:family="graphic" style:parent-style-name="standard">
      <style:graphic-properties draw:textarea-horizontal-align="justify" draw:textarea-vertical-align="middle" draw:auto-grow-height="false" fo:min-height="1.437cm" fo:min-width="0.5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808080" draw:textarea-horizontal-align="justify" draw:textarea-vertical-align="middle" draw:auto-grow-height="false" fo:min-height="0.558cm" fo:min-width="1.66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1c1c1c" draw:fill="none" draw:textarea-vertical-align="middle" draw:auto-grow-height="false" fo:min-height="8.064cm" fo:min-width="0cm"/>
    </style:style>
    <style:style style:name="gr20" style:family="graphic" style:parent-style-name="standard">
      <style:graphic-properties draw:fill="none" draw:textarea-vertical-align="middle" draw:auto-grow-height="false" fo:min-height="2.932cm" fo:min-width="0.125cm"/>
    </style:style>
    <style:style style:name="gr21" style:family="graphic" style:parent-style-name="standard">
      <style:graphic-properties draw:fill-color="#7ac896" draw:textarea-horizontal-align="justify" draw:textarea-vertical-align="middle" draw:auto-grow-height="false" fo:min-height="0.558cm" fo:min-width="1.663cm"/>
    </style:style>
    <style:style style:name="gr22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426cm" fo:min-width="0.434cm" fo:padding-top="0.142cm" fo:padding-bottom="0.142cm" fo:padding-left="0.267cm" fo:padding-right="0.267cm" draw:shadow="hidden"/>
    </style:style>
    <style:style style:name="gr2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_20_with_20_no_20_fill_20_and_20_no_20_line">
      <style:graphic-properties draw:stroke="none" draw:fill="none" fo:min-height="0.459cm"/>
    </style:style>
    <style:style style:name="gr25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2.868cm" fo:min-width="0cm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1.768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416cm" fo:min-width="0.421cm" fo:padding-top="0.142cm" fo:padding-bottom="0.142cm" fo:padding-left="0.267cm" fo:padding-right="0.267cm"/>
    </style:style>
    <style:style style:name="gr28" style:family="graphic" style:parent-style-name="Object_20_with_20_no_20_fill_20_and_20_no_20_line">
      <style:graphic-properties draw:stroke="none" draw:fill="none" fo:min-height="0.458cm"/>
    </style:style>
    <style:style style:name="gr29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202cm" fo:min-width="0.333cm" fo:padding-top="0.142cm" fo:padding-bottom="0.142cm" fo:padding-left="0.267cm" fo:padding-right="0.267cm"/>
    </style:style>
    <style:style style:name="gr30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633cm" fo:min-width="0.724cm" fo:padding-top="0.142cm" fo:padding-bottom="0.142cm" fo:padding-left="0.267cm" fo:padding-right="0.267cm"/>
    </style:style>
    <style:style style:name="gr31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062cm" fo:min-width="0.084cm" fo:padding-top="0.142cm" fo:padding-bottom="0.142cm" fo:padding-left="0.267cm" fo:padding-right="0.267cm"/>
    </style:style>
    <style:style style:name="gr33" style:family="graphic" style:parent-style-name="standard">
      <style:graphic-properties draw:stroke="solid" svg:stroke-width="0.035cm" svg:stroke-color="#1c1c1c" draw:marker-start-width="0.252cm" draw:marker-end-width="0.252cm" draw:fill="solid" draw:fill-color="#f6f9fb" draw:textarea-horizontal-align="justify" draw:textarea-vertical-align="middle" draw:auto-grow-height="false" fo:min-height="0.37cm" fo:min-width="0.363cm" fo:padding-top="0.142cm" fo:padding-bottom="0.142cm" fo:padding-left="0.267cm" fo:padding-right="0.267cm"/>
    </style:style>
    <style:style style:name="gr34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cm" fo:min-width="0.355cm" fo:padding-top="0.142cm" fo:padding-bottom="0.142cm" fo:padding-left="0.267cm" fo:padding-right="0.267cm"/>
    </style:style>
    <style:style style:name="gr35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3.089cm" fo:min-width="0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3.133cm" fo:min-width="0cm" fo:padding-top="0.139cm" fo:padding-bottom="0.139cm" fo:padding-left="0.264cm" fo:padding-right="0.264cm"/>
    </style:style>
    <style:style style:name="gr37" style:family="graphic" style:parent-style-name="Object_20_with_20_no_20_fill_20_and_20_no_20_line">
      <style:graphic-properties draw:stroke="none" draw:fill="none" fo:min-height="0.151cm"/>
    </style:style>
    <style:style style:name="gr38" style:family="graphic" style:parent-style-name="standard">
      <style:graphic-properties draw:stroke="none" svg:stroke-width="0.035cm" svg:stroke-color="#1c1c1c" draw:marker-start-width="0.252cm" draw:marker-end-width="0.252cm" draw:fill="solid" draw:fill-color="#1c1c1c" draw:textarea-vertical-align="middle" draw:auto-grow-height="false" fo:min-height="0cm" fo:min-width="0cm" fo:padding-top="0.142cm" fo:padding-bottom="0.142cm" fo:padding-left="0.267cm" fo:padding-right="0.267cm"/>
    </style:style>
    <style:style style:name="gr39" style:family="graphic" style:parent-style-name="standard">
      <style:graphic-properties draw:stroke="solid" svg:stroke-width="0.035cm" svg:stroke-color="#1c1c1c" draw:marker-start-width="0.252cm" draw:marker-end-width="0.252cm" draw:fill="none" draw:textarea-horizontal-align="justify" draw:textarea-vertical-align="middle" draw:auto-grow-height="false" fo:min-height="0.142cm" fo:min-width="0.045cm" fo:padding-top="0.142cm" fo:padding-bottom="0.142cm" fo:padding-left="0.267cm" fo:padding-right="0.267cm"/>
    </style:style>
    <style:style style:name="gr40" style:family="graphic" style:parent-style-name="Object_20_with_20_no_20_fill_20_and_20_no_20_line">
      <style:graphic-properties draw:stroke="none" draw:fill="none" fo:min-height="0.1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5cm" fo:min-width="0cm"/>
    </style:style>
    <style:style style:name="gr42" style:family="graphic" style:parent-style-name="standard">
      <style:graphic-properties draw:stroke="solid" svg:stroke-width="0.035cm" svg:stroke-color="#1c1c1c" draw:marker-start-width="0.252cm" draw:marker-end-width="0.252cm" draw:fill-color="#f8f9fb" draw:textarea-horizontal-align="justify" draw:textarea-vertical-align="middle" draw:auto-grow-height="false" fo:min-height="0.188cm" fo:min-width="0cm" fo:padding-top="0.142cm" fo:padding-bottom="0.142cm" fo:padding-left="0.267cm" fo:padding-right="0.267cm"/>
    </style:style>
    <style:style style:name="gr43" style:family="graphic" style:parent-style-name="standard">
      <style:graphic-properties draw:stroke="none" draw:fill="none" fo:min-height="0.273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none" draw:fill="none" fo:min-height="0.233cm"/>
    </style:style>
    <style:style style:name="gr46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0.52cm" fo:min-width="0cm"/>
    </style:style>
    <style:style style:name="gr47" style:family="graphic" style:parent-style-name="standard">
      <style:graphic-properties svg:stroke-width="0.028cm" svg:stroke-color="#749eff" draw:marker-start-width="0.242cm" draw:marker-end-width="0.242cm" draw:fill="none" draw:textarea-vertical-align="middle" draw:auto-grow-height="false" fo:min-height="3.41cm" fo:min-width="0cm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9" style:family="graphic" style:parent-style-name="standard">
      <style:graphic-properties draw:stroke="solid" svg:stroke-width="0.035cm" svg:stroke-color="#ef413d" draw:marker-start-width="0.252cm" draw:marker-end-width="0.252cm" draw:fill="none" draw:textarea-horizontal-align="justify" draw:textarea-vertical-align="middle" draw:auto-grow-height="false" fo:min-height="0cm" fo:min-width="0.355cm" fo:padding-top="0.142cm" fo:padding-bottom="0.142cm" fo:padding-left="0.267cm" fo:padding-right="0.267cm"/>
    </style:style>
    <style:style style:name="gr50" style:family="graphic" style:parent-style-name="standard">
      <style:graphic-properties draw:stroke="solid" svg:stroke-width="0.035cm" svg:stroke-color="#ef413d" draw:marker-start-width="0.252cm" draw:marker-end-width="0.252cm" draw:fill="solid" draw:fill-color="#f6f9fb" draw:textarea-horizontal-align="justify" draw:textarea-vertical-align="middle" draw:auto-grow-height="false" fo:min-height="0.633cm" fo:min-width="0.724cm" fo:padding-top="0.142cm" fo:padding-bottom="0.142cm" fo:padding-left="0.267cm" fo:padding-right="0.267cm"/>
    </style:style>
    <style:style style:name="gr51" style:family="graphic" style:parent-style-name="standard">
      <style:graphic-properties draw:stroke="solid" svg:stroke-width="0.035cm" svg:stroke-color="#ef413d" draw:marker-start-width="0.252cm" draw:marker-end-width="0.252cm" draw:fill="none" draw:textarea-horizontal-align="justify" draw:textarea-vertical-align="middle" draw:auto-grow-height="false" fo:min-height="0cm" fo:min-width="0.298cm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ef413d" draw:marker-start-width="0.252cm" draw:marker-end-width="0.252cm" draw:fill="solid" draw:fill-color="#f6f9fb" draw:textarea-horizontal-align="justify" draw:textarea-vertical-align="middle" draw:auto-grow-height="false" fo:min-height="0.633cm" fo:min-width="0.641cm" fo:padding-top="0.142cm" fo:padding-bottom="0.142cm" fo:padding-left="0.267cm" fo:padding-right="0.267cm"/>
    </style:style>
    <style:style style:name="gr53" style:family="graphic" style:parent-style-name="objectwithoutfill">
      <style:graphic-properties draw:stroke="dash" draw:stroke-dash="Fine_20_Dashed" svg:stroke-width="0.035cm" svg:stroke-color="#33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solid" svg:stroke-width="0.035cm" svg:stroke-color="#1c1c1c" draw:marker-start-width="0.252cm" draw:marker-end-width="0.252cm" draw:fill="solid" draw:fill-color="#ffffff" draw:textarea-horizontal-align="justify" draw:textarea-vertical-align="middle" draw:auto-grow-height="false" fo:min-height="0.416cm" fo:min-width="0.421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739eff" draw:opacity="100%"/>
      <style:paragraph-properties fo:text-align="center"/>
      <style:text-properties fo:color="#ffffff" style:font-name="Liberation Sans1" fo:font-size="13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fo:color="#739eff" style:font-name="Liberation Sans1" fo:font-size="12pt" fo:font-weight="bold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fo:color="#ed1c24"/>
    </style:style>
    <style:style style:name="P7" style:family="paragraph">
      <loext:graphic-properties draw:fill-color="#ffffff"/>
      <style:paragraph-properties fo:text-align="center"/>
      <style:text-properties fo:color="#111111" style:font-name="Liberation Sans1" fo:font-size="12pt" style:font-size-asian="12pt" style:font-size-complex="12pt"/>
    </style:style>
    <style:style style:name="P8" style:family="paragraph">
      <loext:graphic-properties draw:fill-color="#65a5e9"/>
      <style:paragraph-properties fo:text-align="center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7ac896"/>
      <style:paragraph-properties fo:text-align="center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none"/>
      <style:paragraph-properties fo:margin-top="0cm" fo:margin-bottom="0cm" fo:line-height="100%" fo:text-align="center"/>
    </style:style>
    <style:style style:name="P14" style:family="paragraph">
      <loext:graphic-properties draw:fill="solid" draw:fill-color="#f6f9fb"/>
      <style:paragraph-properties fo:text-align="center"/>
    </style:style>
    <style:style style:name="P15" style:family="paragraph">
      <loext:graphic-properties draw:fill="solid" draw:fill-color="#1c1c1c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Helvetica" fo:font-size="12pt" style:font-size-asian="12pt" style:font-size-complex="12pt"/>
    </style:style>
    <style:style style:name="P17" style:family="paragraph">
      <loext:graphic-properties draw:fill-color="#f8f9fb"/>
      <style:paragraph-properties fo:text-align="center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paragraph-properties fo:text-align="center"/>
      <style:text-properties fo:font-size="13pt"/>
    </style:style>
    <style:style style:name="P21" style:family="paragraph">
      <loext:graphic-properties draw:fill="none" draw:fill-color="#ffffff"/>
      <style:paragraph-properties fo:text-align="center"/>
      <style:text-properties fo:font-size="13pt"/>
    </style:style>
    <style:style style:name="P22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ffff" style:font-name="Liberation Sans1" fo:font-size="13pt" style:font-size-asian="15pt" style:font-size-complex="15pt"/>
    </style:style>
    <style:style style:name="T2" style:family="text">
      <style:text-properties fo:color="#739eff" style:font-name="Liberation Sans1" fo:font-size="12pt" style:font-size-asian="12pt" style:font-size-complex="12pt"/>
    </style:style>
    <style:style style:name="T3" style:family="text">
      <style:text-properties fo:color="#111111" style:font-name="Liberation Sans1"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Helvetica" fo:font-size="13pt" style:font-size-asian="13pt" style:font-size-complex="13pt"/>
    </style:style>
    <style:style style:name="T6" style:family="text">
      <style:text-properties style:font-name="Helvetica" fo:font-size="5.40000009536743pt" style:font-size-asian="5.40000009536743pt" style:font-size-complex="5.40000009536743pt"/>
    </style:style>
    <style:style style:name="T7" style:family="text">
      <style:text-properties style:font-name="Helvetica" fo:font-size="12pt" style:font-size-asian="12pt" style:font-size-complex="12pt"/>
    </style:style>
    <style:style style:name="T8" style:family="text">
      <style:text-properties style:font-name="Helvetica" fo:font-size="18pt" style:font-size-asian="18pt" style:font-size-complex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5.40000009536743pt" style:font-size-asian="5.40000009536743pt" style:font-size-complex="5.40000009536743pt"/>
    </style:style>
    <style:style style:name="T11" style:family="text">
      <style:text-properties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96cm" svg:y1="8.65cm" svg:x2="27.91cm" svg:y2="8.671cm">
          <text:p/>
        </draw:line>
        <draw:custom-shape draw:style-name="gr2" draw:text-style-name="P2" draw:layer="layout" svg:width="24.007cm" svg:height="0.627cm" svg:x="2.608cm" svg:y="8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49cm" svg:height="0.785cm" svg:x="2.627cm" svg:y="7.415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7cm" svg:height="0.782cm" svg:x="4.148cm" svg:y="5.775cm">
          <text:p text:style-name="P3"><text:span text:style-name="T2">Q1 - 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7cm" svg:height="0.782cm" svg:x="9.848cm" svg:y="5.775cm">
          <text:p text:style-name="P3"><text:span text:style-name="T2">Q2 - 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7cm" svg:height="0.782cm" svg:x="15.848cm" svg:y="5.775cm">
          <text:p text:style-name="P3"><text:span text:style-name="T2">Q3 - 2019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756cm" svg:height="0.764cm" svg:x="25.84cm" svg:y="8.061cm">
          <draw:text-box>
            <text:p text:style-name="P3"><text:span text:style-name="T1">2</text:span></text:p>
          </draw:text-box>
        </draw:frame>
        <draw:line draw:style-name="gr6" draw:text-style-name="P6" draw:layer="layout" svg:x1="8.423cm" svg:y1="17.172cm" svg:x2="8.409cm" svg:y2="5.711cm">
          <text:p/>
        </draw:line>
        <draw:custom-shape draw:style-name="gr4" draw:text-style-name="P5" draw:layer="layout" svg:width="2.77cm" svg:height="0.782cm" svg:x="21.915cm" svg:y="5.789cm">
          <text:p text:style-name="P3"><text:span text:style-name="T2">Q4 - 2019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272cm" svg:y1="17.172cm" svg:x2="20.258cm" svg:y2="5.711cm">
          <text:p/>
        </draw:line>
        <draw:g>
          <draw:custom-shape draw:style-name="gr7" draw:text-style-name="P7" draw:layer="layout" svg:width="5.044cm" svg:height="0.782cm" draw:transform="rotate (1.5707963267949) translate (4.726cm 16.344cm)">
            <text:p text:style-name="P3"><text:span text:style-name="T3">Dynamic reward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5.15cm" svg:y1="11.291cm" svg:x2="5.148cm" svg:y2="8.856cm">
            <text:p/>
          </draw:line>
        </draw:g>
        <draw:custom-shape draw:style-name="gr9" draw:text-style-name="P4" draw:layer="layout" svg:width="2.682cm" svg:height="0.785cm" svg:x="5.528cm" svg:y="7.425cm">
          <text:p text:style-name="P3"><text:span text:style-name="T1">2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7.426cm 16.354cm)">
            <text:p text:style-name="P3"><text:span text:style-name="T3">Validator selec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7.85cm" svg:y1="11.301cm" svg:x2="7.848cm" svg:y2="8.866cm">
            <text:p/>
          </draw:line>
        </draw:g>
        <draw:line draw:style-name="gr6" draw:text-style-name="P6" draw:layer="layout" svg:x1="14.336cm" svg:y1="17.172cm" svg:x2="14.322cm" svg:y2="5.711cm">
          <text:p/>
        </draw:line>
        <draw:custom-shape draw:style-name="gr10" draw:text-style-name="P4" draw:layer="layout" svg:width="2.556cm" svg:height="0.785cm" svg:x="11.467cm" svg:y="7.439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3.239cm 16.368cm)">
            <text:p text:style-name="P3"><text:span text:style-name="T3">Hot/cold wallet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3.663cm" svg:y1="11.315cm" svg:x2="13.661cm" svg:y2="8.88cm">
            <text:p/>
          </draw:line>
        </draw:g>
        <draw:custom-shape draw:style-name="gr11" draw:text-style-name="P4" draw:layer="layout" svg:width="1.895cm" svg:height="0.785cm" svg:x="20.38cm" svg:y="7.449cm">
          <text:p text:style-name="P3"><text:span text:style-name="T1">7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21.581cm 16.378cm)">
            <text:p text:style-name="P3"><text:span text:style-name="T3">PoR v1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2.005cm" svg:y1="11.325cm" svg:x2="22.003cm" svg:y2="8.89cm">
            <text:p/>
          </draw:line>
        </draw:g>
        <draw:custom-shape draw:style-name="gr3" draw:text-style-name="P4" draw:layer="layout" svg:width="2.849cm" svg:height="0.785cm" svg:x="8.527cm" svg:y="7.425cm">
          <text:p text:style-name="P3"><text:span text:style-name="T1">3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0.626cm 16.354cm)">
            <text:p text:style-name="P3"><text:span text:style-name="T3">Repu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1.05cm" svg:y1="11.301cm" svg:x2="11.048cm" svg:y2="8.866cm">
            <text:p/>
          </draw:line>
        </draw:g>
        <draw:custom-shape draw:style-name="gr3" draw:text-style-name="P4" draw:layer="layout" svg:width="2.849cm" svg:height="0.785cm" svg:x="17.173cm" svg:y="7.439cm">
          <text:p text:style-name="P3"><text:span text:style-name="T1">6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9.213cm 16.368cm)">
            <text:p text:style-name="P3"><text:span text:style-name="T3">Repu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9.637cm" svg:y1="11.315cm" svg:x2="19.635cm" svg:y2="8.88cm">
            <text:p/>
          </draw:line>
        </draw:g>
        <draw:custom-shape draw:style-name="gr12" draw:text-style-name="P4" draw:layer="layout" svg:width="2.675cm" svg:height="0.785cm" svg:x="14.43cm" svg:y="7.44cm">
          <text:p text:style-name="P3"><text:span text:style-name="T1">5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16.326cm 16.369cm)">
            <text:p text:style-name="P3"><text:span text:style-name="T3">Reput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16.75cm" svg:y1="11.316cm" svg:x2="16.748cm" svg:y2="8.881cm">
            <text:p/>
          </draw:line>
        </draw:g>
        <draw:custom-shape draw:style-name="gr11" draw:text-style-name="P4" draw:layer="layout" svg:width="1.895cm" svg:height="0.785cm" svg:x="22.349cm" svg:y="7.458cm">
          <text:p text:style-name="P3"><text:span text:style-name="T1">8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23.55cm 16.387cm)">
            <text:p text:style-name="P3"><text:span text:style-name="T3">Code optimization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3.974cm" svg:y1="11.334cm" svg:x2="23.972cm" svg:y2="8.899cm">
            <text:p/>
          </draw:line>
        </draw:g>
        <draw:custom-shape draw:style-name="gr11" draw:text-style-name="P4" draw:layer="layout" svg:width="1.895cm" svg:height="0.785cm" svg:x="24.328cm" svg:y="7.467cm">
          <text:p text:style-name="P3"><text:span text:style-name="T1">9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7" draw:layer="layout" svg:width="5.044cm" svg:height="0.782cm" draw:transform="rotate (1.5707963267949) translate (25.529cm 16.396cm)">
            <text:p text:style-name="P3"><text:span text:style-name="T3">Launching the testnet</text:span></text:p>
            <draw:enhanced-geometry svg:viewBox="0 0 21600 21600" draw:type="rectangle" draw:enhanced-path="M 0 0 L 21600 0 21600 21600 0 21600 0 0 Z N"/>
          </draw:custom-shape>
          <draw:line draw:style-name="gr8" draw:text-style-name="P8" draw:layer="layout" svg:x1="25.953cm" svg:y1="11.343cm" svg:x2="25.951cm" svg:y2="8.908cm">
            <text:p/>
          </draw:line>
        </draw:g>
      </draw:page>
      <draw:page draw:name="page2" draw:style-name="dp1" draw:master-page-name="Default">
        <draw:custom-shape draw:style-name="gr13" draw:text-style-name="P3" xml:id="id1" draw:id="id1" draw:layer="layout" svg:width="2.163cm" svg:height="0.808cm" svg:x="3.127cm" svg:y="3.66cm">
          <text:p text:style-name="P3"><text:span text:style-name="T4">Wallet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05cm" svg:height="0.809cm" svg:x="3.127cm" svg:y="5.417cm">
          <text:p text:style-name="P3"><text:span text:style-name="T4">beh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5cm" svg:height="0.809cm" svg:x="3.127cm" svg:y="4.537cm">
          <text:p text:style-name="P3"><text:span text:style-name="T4">cold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05cm" svg:height="0.809cm" svg:x="3.127cm" svg:y="6.297cm">
          <text:p text:style-name="P3"><text:span text:style-name="T4">hot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05cm" svg:height="1.687cm" svg:x="4.237cm" svg:y="4.537cm">
          <text:p text:style-name="P3"><text:span text:style-name="T4">rep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2" draw:id="id2" draw:layer="layout" svg:width="2.163cm" svg:height="0.808cm" svg:x="6.827cm" svg:y="3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05cm" svg:height="0.809cm" svg:x="6.827cm" svg:y="5.417cm">
          <text:p text:style-name="P3"><text:span text:style-name="T4">drep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05cm" svg:height="0.809cm" svg:x="6.827cm" svg:y="4.537cm">
          <text:p text:style-name="P3"><text:span text:style-name="T4">rep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05cm" svg:height="1.687cm" svg:x="7.941cm" svg:y="4.537cm">
          <text:p text:style-name="P3"><text:span text:style-name="T4">elig</text:span></text:p>
          <text:p text:style-name="P3"><text:span text:style-name="T4">score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5.29cm" svg:y1="4.064cm" svg:x2="6.827cm" svg:y2="4.064cm" draw:start-shape="id1" draw:start-glue-point="1" draw:end-shape="id2" draw:end-glue-point="3" svg:d="M5290 4064h1537" svg:viewBox="0 0 1538 1">
          <text:p/>
        </draw:connector>
        <draw:custom-shape draw:style-name="gr13" draw:text-style-name="P3" draw:layer="layout" svg:width="2.163cm" svg:height="0.808cm" svg:x="6.827cm" svg:y="6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9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2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6.426cm" svg:y1="12.622cm" svg:x2="9.358cm" svg:y2="12.645cm">
          <text:p/>
        </draw:line>
        <draw:custom-shape draw:style-name="gr19" draw:text-style-name="P1" xml:id="id3" draw:id="id3" draw:layer="layout" svg:width="0.555cm" svg:height="8.77cm" svg:x="9.269cm" svg:y="3.675cm">
          <text:p/>
          <draw:enhanced-geometry svg:viewBox="0 0 21600 21600" draw:glue-points="0 0 0 21600 21600 10800" draw:text-areas="0 ?f9 7800 ?f10" draw:type="right-brace" draw:modifiers="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3" draw:layer="layout" svg:width="2.163cm" svg:height="0.808cm" svg:x="10.891cm" svg:y="6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4" draw:id="id4" draw:layer="layout" svg:width="2.163cm" svg:height="0.808cm" svg:x="10.891cm" svg:y="7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10.891cm" svg:y="8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7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10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8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163cm" svg:height="0.808cm" svg:x="6.827cm" svg:y="11.66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3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4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5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163cm" svg:height="0.808cm" svg:x="6.827cm" svg:y="16.804cm">
          <text:p text:style-name="P3"><text:span text:style-name="T4">Validato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824cm" svg:y1="8.06cm" svg:x2="10.891cm" svg:y2="8.064cm" draw:start-shape="id3" draw:start-glue-point="6" draw:end-shape="id4" draw:end-glue-point="3" svg:d="M9824 8060h533v4h534" svg:viewBox="0 0 1068 5">
          <text:p/>
        </draw:connector>
        <draw:custom-shape draw:style-name="gr20" draw:text-style-name="P1" draw:layer="layout" svg:width="0.891cm" svg:height="3.181cm" svg:x="12.355cm" svg:y="6.484cm">
          <text:p/>
          <draw:enhanced-geometry svg:viewBox="0 0 21600 21600" draw:glue-points="0 0 0 21600 21600 10800" draw:text-areas="0 ?f3 15150 ?f4" draw:type="right-bracket" draw:modifiers="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11" draw:layer="layout" svg:width="2.163cm" svg:height="0.808cm" svg:x="14.332cm" svg:y="7.657cm">
          <text:p text:style-name="P3"><text:span text:style-name="T4">Validat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g>
            <draw:path draw:style-name="gr22" draw:text-style-name="P1" draw:layer="layout" svg:width="0.964cm" svg:height="0.706cm" svg:x="4.694cm" svg:y="1.722cm" svg:viewBox="0 0 965 707" svg:d="M97 162c-2 0-46-162-48-162-2 1-3 1-5 1-2 1-3 1-5 2-2 0-3 1-5 2-1 0-3 1-4 2-2 1-3 2-5 3-1 1-3 2-4 3s-3 3-4 4-3 3-4 4-2 3-3 4c-1 2-2 3-3 5-1 1-2 3-2 4-1 2-2 3-2 5-1 2-1 3-2 5 0 2 0 3-1 5 0 2 0 3 0 5 0 199 0 399 0 598 0 2 0 3 0 5 1 2 1 3 1 5 1 2 1 3 2 5 0 2 1 3 2 5 0 2 1 3 2 5 1 1 2 3 3 4 1 2 2 3 3 5 1 1 3 2 4 4 1 1 3 2 4 3s3 3 4 4c2 1 3 2 5 3 1 1 3 1 4 2 2 1 3 2 5 2 2 1 3 1 5 2 2 0 3 0 5 1 2 0 3 0 5 0 285 0 571 0 856 0 2 0 3 0 5 0 2-1 3-1 5-1 2-1 3-1 5-2 2 0 3-1 5-2 1-1 3-1 4-2 2-1 3-2 5-3 1-1 3-3 4-4s3-2 4-3c1-2 3-3 4-4 1-2 2-3 3-5 1-1 2-3 3-4 1-2 2-3 2-5 1-2 2-3 2-5 1-2 1-3 2-5 0-2 0-3 1-5 0-2 0-3 0-5 0-199 0-399 0-598 0-2 0-3 0-5-1-2-1-3-1-5-1-2-1-3-2-5 0-2-1-3-2-5 0-1-1-3-2-4-1-2-2-3-3-5-1-1-2-3-3-4s-3-3-4-4-3-3-4-4-3-2-4-3c-2-1-3-2-5-3-1-1-3-2-4-2-2-1-3-2-5-2-2-1-3-1-5-2-2 0-3 0-5-1-2 0-3 0-5 0-285 0-528 162-813 162zM0 0zM965 707z">
              <text:p/>
            </draw:path>
            <draw:line draw:style-name="gr23" draw:text-style-name="P1" draw:layer="layout" svg:x1="5.156cm" svg:y1="2.015cm" svg:x2="5.555cm" svg:y2="2.015cm">
              <text:p/>
            </draw:line>
            <draw:line draw:style-name="gr23" draw:text-style-name="P1" draw:layer="layout" svg:x1="5.175cm" svg:y1="2.104cm" svg:x2="5.549cm" svg:y2="2.104cm">
              <text:p/>
            </draw:line>
            <draw:line draw:style-name="gr23" draw:text-style-name="P1" draw:layer="layout" svg:x1="5.175cm" svg:y1="2.195cm" svg:x2="5.549cm" svg:y2="2.192cm">
              <text:p/>
            </draw:line>
            <draw:line draw:style-name="gr23" draw:text-style-name="P1" draw:layer="layout" svg:x1="5.146cm" svg:y1="2.283cm" svg:x2="5.552cm" svg:y2="2.283cm">
              <text:p/>
            </draw:line>
            <draw:frame draw:style-name="gr24" draw:text-style-name="P1" draw:layer="layout" svg:width="0.832cm" svg:height="0.709cm" svg:x="4.582cm" svg:y="1.836cm">
              <draw:text-box>
                <text:p text:style-name="P3"><text:span text:style-name="T5">B</text:span></text:p>
              </draw:text-box>
            </draw:frame>
          </draw:g>
          <draw:custom-shape draw:style-name="gr25" draw:text-style-name="P1" draw:layer="layout" svg:width="0.196cm" svg:height="3.146cm" svg:x="4.401cm" svg:y="1.62cm">
            <text:p/>
  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6" draw:text-style-name="P1" draw:layer="layout" svg:width="0.196cm" svg:height="2.045cm" draw:transform="rotate (-3.14159265358979) translate (6.021cm 3.666cm)">
            <text:p/>
  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27" draw:text-style-name="P1" draw:layer="layout" svg:width="0.997cm" svg:height="0.742cm" svg:x="6.279cm" svg:y="2.3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8" draw:text-style-name="P13" draw:layer="layout" svg:width="1.354cm" svg:height="0.708cm" svg:x="6.115cm" svg:y="2.397cm">
              <draw:text-box>
                <text:p text:style-name="P12"><text:span text:style-name="T5">WR</text:span></text:p>
              </draw:text-box>
            </draw:frame>
          </draw:g>
          <draw:g>
            <draw:custom-shape draw:style-name="gr29" draw:text-style-name="P1" draw:layer="layout" svg:width="0.895cm" svg:height="0.514cm" svg:x="2.92cm" svg:y="2.61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2.709cm" svg:y="2.71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502cm" svg:height="0.306cm" svg:x="3.654cm" svg:y="3.05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102cm" svg:height="0.106cm" svg:x="3.724cm" svg:y="3.149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2" draw:text-style-name="P1" draw:layer="layout" svg:width="0.638cm" svg:height="0.366cm" svg:x="4.86cm" svg:y="2.7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14" draw:layer="layout" svg:width="0.935cm" svg:height="0.692cm" svg:x="4.71cm" svg:y="2.79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357cm" svg:height="0.217cm" svg:x="5.384cm" svg:y="3.03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073cm" svg:height="0.075cm" svg:x="5.433cm" svg:y="3.104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" draw:text-style-name="P1" draw:layer="layout" svg:width="0.832cm" svg:height="0.709cm" svg:x="4.582cm" svg:y="2.84cm">
              <draw:text-box>
                <text:p text:style-name="P3"><text:span text:style-name="T5">C</text:span></text:p>
              </draw:text-box>
            </draw:frame>
          </draw:g>
          <draw:g>
            <draw:custom-shape draw:style-name="gr32" draw:text-style-name="P1" draw:layer="layout" svg:width="0.638cm" svg:height="0.366cm" svg:x="4.87cm" svg:y="3.81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14" draw:layer="layout" svg:width="0.935cm" svg:height="0.692cm" svg:x="4.72cm" svg:y="3.88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357cm" svg:height="0.217cm" svg:x="5.394cm" svg:y="4.12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073cm" svg:height="0.075cm" svg:x="5.443cm" svg:y="4.19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" draw:text-style-name="P1" draw:layer="layout" svg:width="0.832cm" svg:height="0.709cm" svg:x="4.592cm" svg:y="3.932cm">
              <draw:text-box>
                <text:p text:style-name="P3"><text:span text:style-name="T5">H</text:span></text:p>
              </draw:text-box>
            </draw:frame>
          </draw:g>
        </draw:g>
        <draw:g>
          <draw:g>
            <draw:custom-shape draw:style-name="gr34" draw:text-style-name="P1" draw:layer="layout" svg:width="0.895cm" svg:height="0.11cm" svg:x="22.121cm" svg:y="3.7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21.91cm" svg:y="2.71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path draw:style-name="gr22" draw:text-style-name="P1" draw:layer="layout" svg:width="0.964cm" svg:height="0.706cm" svg:x="23.894cm" svg:y="1.723cm" svg:viewBox="0 0 965 707" svg:d="M97 162c-2 0-46-162-48-162-2 1-3 1-5 1-2 1-3 1-5 2-2 0-3 1-5 2-1 0-3 1-4 2-2 1-3 2-5 3-1 1-3 2-4 3s-3 3-4 4-3 3-4 4-2 3-3 4c-1 2-2 3-3 5-1 1-2 3-2 4-1 2-2 3-2 5-1 2-1 3-2 5 0 2 0 3-1 5 0 2 0 3 0 5 0 199 0 399 0 598 0 2 0 3 0 5 1 2 1 3 1 5 1 2 1 3 2 5 0 2 1 3 2 5 0 2 1 3 2 5 1 1 2 3 3 4 1 2 2 3 3 5 1 1 3 2 4 4 1 1 3 2 4 3s3 3 4 4c2 1 3 2 5 3 1 1 3 1 4 2 2 1 3 2 5 2 2 1 3 1 5 2 2 0 3 0 5 1 2 0 3 0 5 0 285 0 571 0 856 0 2 0 3 0 5 0 2-1 3-1 5-1 2-1 3-1 5-2 2 0 3-1 5-2 1-1 3-1 4-2 2-1 3-2 5-3 1-1 3-3 4-4s3-2 4-3c1-2 3-3 4-4 1-2 2-3 3-5 1-1 2-3 3-4 1-2 2-3 2-5 1-2 2-3 2-5 1-2 1-3 2-5 0-2 0-3 1-5 0-2 0-3 0-5 0-199 0-399 0-598 0-2 0-3 0-5-1-2-1-3-1-5-1-2-1-3-2-5 0-2-1-3-2-5 0-1-1-3-2-4-1-2-2-3-3-5-1-1-2-3-3-4s-3-3-4-4-3-3-4-4-3-2-4-3c-2-1-3-2-5-3-1-1-3-2-4-2-2-1-3-2-5-2-2-1-3-1-5-2-2 0-3 0-5-1-2 0-3 0-5 0-285 0-528 162-813 162zM0 0zM965 707z">
              <text:p/>
            </draw:path>
            <draw:line draw:style-name="gr23" draw:text-style-name="P1" draw:layer="layout" svg:x1="24.356cm" svg:y1="2.016cm" svg:x2="24.755cm" svg:y2="2.016cm">
              <text:p/>
            </draw:line>
            <draw:line draw:style-name="gr23" draw:text-style-name="P1" draw:layer="layout" svg:x1="24.375cm" svg:y1="2.105cm" svg:x2="24.749cm" svg:y2="2.105cm">
              <text:p/>
            </draw:line>
            <draw:line draw:style-name="gr23" draw:text-style-name="P1" draw:layer="layout" svg:x1="24.375cm" svg:y1="2.196cm" svg:x2="24.749cm" svg:y2="2.193cm">
              <text:p/>
            </draw:line>
            <draw:line draw:style-name="gr23" draw:text-style-name="P1" draw:layer="layout" svg:x1="24.346cm" svg:y1="2.284cm" svg:x2="24.752cm" svg:y2="2.284cm">
              <text:p/>
            </draw:line>
            <draw:frame draw:style-name="gr24" draw:text-style-name="P1" draw:layer="layout" svg:width="0.832cm" svg:height="0.709cm" svg:x="23.782cm" svg:y="1.837cm">
              <draw:text-box>
                <text:p text:style-name="P3"><text:span text:style-name="T5">B</text:span></text:p>
              </draw:text-box>
            </draw:frame>
          </draw:g>
          <draw:custom-shape draw:style-name="gr35" draw:text-style-name="P1" draw:layer="layout" svg:width="0.196cm" svg:height="3.367cm" svg:x="23.601cm" svg:y="1.621cm">
            <text:p/>
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36" draw:text-style-name="P1" draw:layer="layout" svg:width="0.196cm" svg:height="3.41cm" draw:transform="rotate (-3.14159265358979) translate (25.221cm 5.032cm)">
            <text:p/>
  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g>
            <draw:custom-shape draw:style-name="gr32" draw:text-style-name="P1" draw:layer="layout" svg:width="0.638cm" svg:height="0.366cm" svg:x="24.06cm" svg:y="2.72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14" draw:layer="layout" svg:width="0.935cm" svg:height="0.692cm" svg:x="23.91cm" svg:y="2.79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357cm" svg:height="0.217cm" svg:x="24.584cm" svg:y="3.035cm">
              <text:p/>
              <draw:enhanced-geometry svg:viewBox="0 0 21600 21600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073cm" svg:height="0.075cm" svg:x="24.633cm" svg:y="3.1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7" draw:text-style-name="P1" draw:layer="layout" svg:width="0.997cm" svg:height="0.742cm" svg:x="25.489cm" svg:y="2.738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7" draw:text-style-name="P13" draw:layer="layout" svg:width="0.807cm" svg:height="0.708cm" svg:x="25.371cm" svg:y="2.805cm">
              <draw:text-box>
                <text:p text:style-name="P12"><text:span text:style-name="T5">R</text:span></text:p>
              </draw:text-box>
            </draw:frame>
            <draw:custom-shape draw:style-name="gr38" draw:text-style-name="P15" draw:layer="layout" svg:width="0.334cm" svg:height="0.334cm" svg:x="26.033cm" svg:y="2.942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</draw:g>
        </draw:g>
        <draw:g>
          <draw:custom-shape draw:style-name="gr39" draw:text-style-name="P1" draw:layer="layout" svg:width="0.603cm" svg:height="0.45cm" svg:x="23.754cm" svg:y="3.823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3.654cm" svg:y="3.863cm">
            <draw:text-box>
              <text:p text:style-name="P12"><text:span text:style-name="T6">WR</text:span></text:p>
            </draw:text-box>
          </draw:frame>
        </draw:g>
        <draw:g>
          <draw:custom-shape draw:style-name="gr39" draw:text-style-name="P1" draw:layer="layout" svg:width="0.603cm" svg:height="0.45cm" svg:x="24.424cm" svg:y="3.823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4.324cm" svg:y="3.863cm">
            <draw:text-box>
              <text:p text:style-name="P12"><text:span text:style-name="T6">WR</text:span></text:p>
            </draw:text-box>
          </draw:frame>
        </draw:g>
        <draw:g>
          <draw:custom-shape draw:style-name="gr39" draw:text-style-name="P1" draw:layer="layout" svg:width="0.603cm" svg:height="0.45cm" svg:x="24.424cm" svg:y="4.345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4.324cm" svg:y="4.385cm">
            <draw:text-box>
              <text:p text:style-name="P12"><text:span text:style-name="T6">WR</text:span></text:p>
            </draw:text-box>
          </draw:frame>
        </draw:g>
        <draw:g>
          <draw:custom-shape draw:style-name="gr39" draw:text-style-name="P1" draw:layer="layout" svg:width="0.603cm" svg:height="0.45cm" svg:x="23.754cm" svg:y="4.345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3" draw:layer="layout" svg:width="0.82cm" svg:height="0.442cm" svg:x="23.654cm" svg:y="4.385cm">
            <draw:text-box>
              <text:p text:style-name="P12"><text:span text:style-name="T6">WR</text:span></text:p>
            </draw:text-box>
          </draw:frame>
        </draw:g>
        <draw:frame draw:style-name="gr41" draw:text-style-name="P16" draw:layer="layout" svg:width="8.406cm" svg:height="2.125cm" svg:x="1.143cm" svg:y="5.203cm">
          <draw:text-box>
            <text:p text:style-name="P3"><text:span text:style-name="T7">Each wallet has a Behavior track, </text:span></text:p>
            <text:p text:style-name="P3"><text:span text:style-name="T7">a Hot wallet and Cold wallet.</text:span></text:p>
            <text:p text:style-name="P3"><text:span text:style-name="T7">The Hot wallet and The behavior track are</text:span></text:p>
            <text:p text:style-name="P3"><text:span text:style-name="T7">used to compute the wallet’s reputation.</text:span></text:p>
          </draw:text-box>
        </draw:frame>
        <draw:frame draw:style-name="gr41" draw:text-style-name="P16" draw:layer="layout" svg:width="8.406cm" svg:height="2.125cm" svg:x="20.243cm" svg:y="5.204cm">
          <draw:text-box>
            <text:p text:style-name="P3"><text:span text:style-name="T7">Each validator has a Behavior track, a wallet and an inherited reputation scores from the his delegator wallets.</text:span></text:p>
            <text:p text:style-name="P3"><text:span text:style-name="T7">All this is used to compute his reputation</text:span></text:p>
          </draw:text-box>
        </draw:frame>
        <draw:g>
          <draw:g>
            <draw:custom-shape draw:style-name="gr29" draw:text-style-name="P1" draw:layer="layout" svg:width="0.895cm" svg:height="0.514cm" svg:x="13.559cm" svg:y="2.6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13.348cm" svg:y="2.71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502cm" svg:height="0.306cm" svg:x="14.293cm" svg:y="3.052cm">
              <text:p/>
              <draw:enhanced-geometry svg:viewBox="0 0 21600 21600" draw:path-stretchpoint-x="10800" draw:path-stretchpoint-y="10800" draw:text-areas="?f3 ?f4 ?f5 ?f6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102cm" svg:height="0.106cm" svg:x="14.363cm" svg:y="3.1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4" draw:text-style-name="P1" draw:layer="layout" svg:width="0.832cm" svg:height="0.886cm" svg:x="13.255cm" svg:y="2.813cm">
              <draw:text-box>
                <text:p text:style-name="P3"><text:span text:style-name="T8">C</text:span></text:p>
              </draw:text-box>
            </draw:frame>
          </draw:g>
          <draw:g>
            <draw:custom-shape draw:style-name="gr42" draw:text-style-name="P17" draw:layer="layout" svg:width="0.666cm" svg:height="0.666cm" svg:x="16.419cm" svg:y="1.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3" draw:text-style-name="P18" draw:layer="layout" svg:width="0.87cm" svg:height="0.763cm" svg:x="16.367cm" svg:y="1.766cm">
              <draw:text-box>
                <text:p><text:span text:style-name="T9">Ҝ</text:span></text:p>
              </draw:text-box>
            </draw:frame>
          </draw:g>
          <draw:g>
            <draw:custom-shape draw:style-name="gr42" draw:text-style-name="P17" draw:layer="layout" svg:width="0.666cm" svg:height="0.666cm" svg:x="16.419cm" svg:y="2.6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4" draw:text-style-name="P18" draw:layer="layout" svg:width="0.87cm" svg:height="0.963cm" svg:x="16.367cm" svg:y="2.567cm">
              <draw:text-box>
                <text:p><text:span text:style-name="T9">Ҝ</text:span></text:p>
              </draw:text-box>
            </draw:frame>
          </draw:g>
          <draw:g>
            <draw:custom-shape draw:style-name="gr42" draw:text-style-name="P17" draw:layer="layout" svg:width="0.666cm" svg:height="0.666cm" svg:x="16.419cm" svg:y="3.9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5" draw:text-style-name="P18" draw:layer="layout" svg:width="0.87cm" svg:height="0.763cm" svg:x="16.367cm" svg:y="3.869cm">
              <draw:text-box>
                <text:p><text:span text:style-name="T9">Ҝ</text:span></text:p>
              </draw:text-box>
            </draw:frame>
          </draw:g>
          <draw:custom-shape draw:style-name="gr46" draw:text-style-name="P15" draw:layer="layout" svg:width="0.257cm" svg:height="0.769cm" draw:transform="rotate (1.5707963267949) translate (16.372cm 1.707cm)">
            <text:p/>
            <draw:enhanced-geometry svg:viewBox="0 0 21600 21600" draw:text-areas="0 0 21600 21600" draw:type="chevron" draw:modifiers="86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6" draw:text-style-name="P15" draw:layer="layout" svg:width="0.257cm" svg:height="0.769cm" draw:transform="rotate (1.5707963267949) translate (16.372cm 5.007cm)">
            <text:p/>
            <draw:enhanced-geometry svg:viewBox="0 0 21600 21600" draw:text-areas="0 0 21600 21600" draw:type="chevron" draw:modifiers="86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7" draw:text-style-name="P1" draw:layer="layout" svg:width="0.196cm" svg:height="3.687cm" svg:x="15.041cm" svg:y="1.421cm">
            <text:p/>
            <draw:enhanced-geometry svg:viewBox="0 0 21600 21600" draw:glue-points="21600 0 0 10800 21600 21600" draw:text-areas="6350 ?f3 21600 ?f4" draw:mirror-horizontal="false" draw:mirror-vertical="false" draw:type="left-bracket" draw:modifiers="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48" draw:text-style-name="P19" draw:layer="layout" svg:width="1.543cm" svg:height="0.683cm" svg:x="14.933cm" svg:y="1.814cm">
            <draw:text-box>
              <text:p text:style-name="P3"><text:span text:style-name="T10">dd-mm-yyyy</text:span></text:p>
              <text:p text:style-name="P3"><text:span text:style-name="T10">00:00:00</text:span></text:p>
            </draw:text-box>
          </draw:frame>
          <draw:frame draw:style-name="gr48" draw:text-style-name="P19" draw:layer="layout" svg:width="1.543cm" svg:height="0.683cm" svg:x="14.934cm" svg:y="2.615cm">
            <draw:text-box>
              <text:p text:style-name="P3"><text:span text:style-name="T10">dd-mm-yyyy</text:span></text:p>
              <text:p text:style-name="P3"><text:span text:style-name="T10">00:00:00</text:span></text:p>
            </draw:text-box>
          </draw:frame>
          <draw:frame draw:style-name="gr48" draw:text-style-name="P19" draw:layer="layout" svg:width="1.543cm" svg:height="0.683cm" svg:x="14.935cm" svg:y="3.916cm">
            <draw:text-box>
              <text:p text:style-name="P3"><text:span text:style-name="T10">dd-mm-yyyy</text:span></text:p>
              <text:p text:style-name="P3"><text:span text:style-name="T10">00:00:00</text:span></text:p>
            </draw:text-box>
          </draw:frame>
          <draw:frame draw:style-name="gr48" draw:text-style-name="P21" draw:layer="layout" svg:width="0.883cm" svg:height="0.763cm" svg:x="15.235cm" svg:y="3.116cm">
            <draw:text-box>
              <text:p text:style-name="P20"><text:span text:style-name="T11">...</text:span></text:p>
            </draw:text-box>
          </draw:frame>
          <draw:frame draw:style-name="gr48" draw:text-style-name="P21" draw:layer="layout" svg:width="0.883cm" svg:height="0.763cm" svg:x="16.336cm" svg:y="3.117cm">
            <draw:text-box>
              <text:p text:style-name="P20"><text:span text:style-name="T11">...</text:span></text:p>
            </draw:text-box>
          </draw:frame>
        </draw:g>
        <draw:frame draw:style-name="gr41" draw:text-style-name="P16" draw:layer="layout" svg:width="8.406cm" svg:height="2.125cm" svg:x="11.043cm" svg:y="5.204cm">
          <draw:text-box>
            <text:p text:style-name="P3"><text:span text:style-name="T7">Each cold wallet consists of a FIFO buffer where staked coins are stored and given a coin age. The higher the coin age is, the higher its weight in the reputation is.</text:span></text:p>
          </draw:text-box>
        </draw:frame>
        <draw:g>
          <draw:custom-shape draw:style-name="gr34" draw:text-style-name="P1" draw:layer="layout" svg:width="0.895cm" svg:height="0.11cm" svg:x="10.022cm" svg:y="9.7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4" draw:layer="layout" svg:width="1.312cm" svg:height="0.971cm" svg:x="9.811cm" svg:y="8.736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4" draw:text-style-name="P1" draw:layer="layout" svg:width="0.895cm" svg:height="0.11cm" svg:x="10.025cm" svg:y="12.6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4" draw:layer="layout" svg:width="1.312cm" svg:height="0.971cm" svg:x="9.814cm" svg:y="11.6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9" draw:text-style-name="P1" draw:layer="layout" svg:width="0.895cm" svg:height="0.11cm" svg:x="10.026cm" svg:y="14.7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14" draw:layer="layout" svg:width="1.312cm" svg:height="0.971cm" svg:x="9.815cm" svg:y="13.7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51" draw:text-style-name="P1" draw:layer="layout" svg:width="0.838cm" svg:height="0.11cm" svg:x="10.014cm" svg:y="17.33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14" draw:layer="layout" svg:width="1.229cm" svg:height="0.971cm" svg:x="9.816cm" svg:y="16.312cm">
            <text:p/>
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g>
            <draw:custom-shape draw:style-name="gr29" draw:text-style-name="P1" draw:layer="layout" svg:width="0.895cm" svg:height="0.514cm" svg:x="1.921cm" svg:y="8.7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1.71cm" svg:y="8.81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502cm" svg:height="0.306cm" svg:x="2.655cm" svg:y="9.1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102cm" svg:height="0.106cm" svg:x="2.725cm" svg:y="9.2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9" draw:text-style-name="P1" draw:layer="layout" svg:width="0.895cm" svg:height="0.514cm" svg:x="1.922cm" svg:y="10.02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1.711cm" svg:y="10.11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502cm" svg:height="0.306cm" svg:x="2.656cm" svg:y="10.45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102cm" svg:height="0.106cm" svg:x="2.726cm" svg:y="10.55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29" draw:text-style-name="P1" draw:layer="layout" svg:width="0.895cm" svg:height="0.514cm" svg:x="3.722cm" svg:y="8.7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3.511cm" svg:y="8.81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502cm" svg:height="0.306cm" svg:x="4.456cm" svg:y="9.15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5417.5895765472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14" draw:layer="layout" svg:width="0.102cm" svg:height="0.106cm" svg:x="4.526cm" svg:y="9.2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8" draw:text-style-name="P21" draw:layer="layout" svg:width="0.883cm" svg:height="0.763cm" svg:x="3.736cm" svg:y="10.117cm">
            <draw:text-box>
              <text:p text:style-name="P20"><text:span text:style-name="T11">...</text:span></text:p>
            </draw:text-box>
          </draw:frame>
        </draw:g>
        <draw:g xml:id="id6" draw:id="id6">
          <draw:g>
            <draw:custom-shape draw:style-name="gr34" draw:text-style-name="P1" draw:layer="layout" svg:width="0.895cm" svg:height="0.11cm" svg:x="1.923cm" svg:y="15.9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1.712cm" svg:y="14.91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4" draw:text-style-name="P1" draw:layer="layout" svg:width="0.895cm" svg:height="0.11cm" svg:x="1.924cm" svg:y="17.3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1.713cm" svg:y="16.31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4" draw:text-style-name="P1" draw:layer="layout" svg:width="0.895cm" svg:height="0.11cm" svg:x="3.724cm" svg:y="15.936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14" draw:layer="layout" svg:width="1.312cm" svg:height="0.971cm" svg:x="3.513cm" svg:y="14.912cm">
              <text:p/>
              <draw:enhanced-geometry svg:viewBox="0 0 21600 21600" draw:path-stretchpoint-x="10800" draw:path-stretchpoint-y="10800" draw:text-areas="?f3 ?f4 ?f5 ?f6" draw:type="round-rectangle" draw:modifiers="2093.1359353970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48" draw:text-style-name="P21" draw:layer="layout" svg:width="0.883cm" svg:height="0.763cm" svg:x="3.737cm" svg:y="16.418cm">
            <draw:text-box>
              <text:p text:style-name="P20"><text:span text:style-name="T11">...</text:span></text:p>
            </draw:text-box>
          </draw:frame>
        </draw:g>
        <draw:connector draw:style-name="gr53" draw:text-style-name="P1" draw:layer="layout" draw:type="curve" svg:x1="4.958cm" svg:y1="9.902cm" svg:x2="1.712cm" svg:y2="16.179cm" draw:start-shape="id5" draw:start-glue-point="1" draw:end-shape="id6" draw:end-glue-point="3" svg:d="M4958 9902c778 0 520 3096-1622 3096-2141 0-2401 3181-1624 3181" svg:viewBox="0 0 4048 6278">
          <text:p/>
        </draw:connector>
        <draw:connector draw:style-name="gr53" draw:text-style-name="P1" draw:layer="layout" draw:type="curve" svg:x1="3.334cm" svg:y1="11.084cm" svg:x2="4.825cm" svg:y2="16.179cm" draw:start-shape="id5" draw:start-glue-point="2" draw:end-shape="id6" draw:end-glue-point="1" svg:d="M3334 11084c0 2871 1006 2392 1573 2948s696 2147-82 2147" svg:viewBox="0 0 2038 5096">
          <text:p/>
        </draw:connector>
        <draw:connector draw:style-name="gr53" draw:text-style-name="P1" draw:layer="layout" draw:type="curve" svg:x1="1.71cm" svg:y1="9.902cm" svg:x2="3.268cm" svg:y2="14.912cm" draw:start-shape="id5" draw:start-glue-point="3" draw:end-shape="id6" draw:end-glue-point="0" svg:d="M1710 9902c-777 0-648 1548-64 2083s1622 56 1622 2927" svg:viewBox="0 0 2101 5011">
          <text:p/>
        </draw:connector>
        <draw:frame draw:style-name="gr41" draw:text-style-name="P16" draw:layer="layout" svg:width="4.656cm" svg:height="2.366cm" svg:x="1.143cm" svg:y="17.704cm">
          <draw:text-box>
            <text:p text:style-name="P3"><text:span text:style-name="T7">In each round wallets can vote to the their validators of choice, passing them their reputation.</text:span></text:p>
          </draw:text-box>
        </draw:frame>
        <draw:frame draw:style-name="gr48" draw:text-style-name="P21" draw:layer="layout" svg:width="0.883cm" svg:height="0.763cm" svg:x="10.038cm" svg:y="15.119cm">
          <draw:text-box>
            <text:p text:style-name="P20"><text:span text:style-name="T11">...</text:span></text:p>
          </draw:text-box>
        </draw:frame>
        <draw:frame draw:style-name="gr48" draw:text-style-name="P21" draw:layer="layout" svg:width="0.883cm" svg:height="0.763cm" svg:x="10.039cm" svg:y="10.32cm">
          <draw:text-box>
            <text:p text:style-name="P20"><text:span text:style-name="T11">...</text:span></text:p>
          </draw:text-box>
        </draw:frame>
        <draw:line draw:style-name="gr54" draw:text-style-name="P1" draw:layer="layout" svg:x1="8.959cm" svg:y1="13.232cm" svg:x2="12.115cm" svg:y2="13.232cm">
          <text:p/>
        </draw:line>
        <draw:g>
          <draw:custom-shape draw:style-name="gr55" draw:text-style-name="P22" draw:layer="layout" svg:width="0.997cm" svg:height="0.742cm" svg:x="5.179cm" svg:y="10.62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3" draw:layer="layout" svg:width="1.354cm" svg:height="0.708cm" svg:x="5.015cm" svg:y="10.689cm">
            <draw:text-box>
              <text:p text:style-name="P12"><text:span text:style-name="T5">WR</text:span></text:p>
            </draw:text-box>
          </draw:frame>
        </draw:g>
        <draw:g>
          <draw:custom-shape draw:style-name="gr55" draw:text-style-name="P22" draw:layer="layout" svg:width="0.997cm" svg:height="0.742cm" svg:x="4.679cm" svg:y="13.4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3" draw:layer="layout" svg:width="1.354cm" svg:height="0.708cm" svg:x="4.515cm" svg:y="13.481cm">
            <draw:text-box>
              <text:p text:style-name="P12"><text:span text:style-name="T5">WR</text:span></text:p>
            </draw:text-box>
          </draw:frame>
        </draw:g>
        <draw:g>
          <draw:custom-shape draw:style-name="gr55" draw:text-style-name="P22" draw:layer="layout" svg:width="0.997cm" svg:height="0.742cm" svg:x="1.279cm" svg:y="12.00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2093.135935397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3" draw:layer="layout" svg:width="1.354cm" svg:height="0.708cm" svg:x="1.115cm" svg:y="12.073cm">
            <draw:text-box>
              <text:p text:style-name="P12"><text:span text:style-name="T5">WR</text:span></text:p>
            </draw:text-box>
          </draw:frame>
        </draw:g>
        <draw:frame draw:style-name="gr56" draw:text-style-name="P16" draw:layer="layout" svg:width="4.91cm" svg:height="2.789cm" svg:x="7.943cm" svg:y="17.704cm">
          <draw:text-box>
            <text:p text:style-name="P3"><text:span text:style-name="T7">The election allows to rank the validators based on their reputation and to determine eligible o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16:40:17.739528257</meta:creation-date>
    <dc:date>2019-03-01T17:34:39.033219539</dc:date>
    <meta:editing-duration>PT3H37S</meta:editing-duration>
    <meta:editing-cycles>39</meta:editing-cycles>
    <meta:generator>LibreOffice/5.4.4.2$MacOSX_X86_64 LibreOffice_project/2524958677847fb3bb44820e40380acbe820f960</meta:generator>
    <meta:document-statistic meta:object-count="223"/>
  </office:meta>
</office:document-meta>
</file>